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788f7" officeooo:paragraph-rsid="001788f7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788f7" officeooo:paragraph-rsid="001788f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788f7" officeooo:paragraph-rsid="001788f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788f7" officeooo:paragraph-rsid="001d7c4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788f7" officeooo:paragraph-rsid="001e0be7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788f7" officeooo:paragraph-rsid="002026cd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788f7" officeooo:paragraph-rsid="002211fb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91342" officeooo:paragraph-rsid="00191342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9ab6b" officeooo:paragraph-rsid="0019ab6b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b90ea" officeooo:paragraph-rsid="001b90ea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d7c4e" officeooo:paragraph-rsid="001d7c4e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3c622" officeooo:paragraph-rsid="0023c622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25c178" officeooo:paragraph-rsid="0025c178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8fc7e" officeooo:paragraph-rsid="0028fc7e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28fc7e" officeooo:paragraph-rsid="0029e38a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2b319b" officeooo:paragraph-rsid="002b319b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2e1805" officeooo:paragraph-rsid="002e1805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paragraph-rsid="001d7c4e"/>
    </style:style>
    <style:style style:name="P19" style:family="paragraph" style:parent-style-name="Standard">
      <style:paragraph-properties fo:text-align="start" style:justify-single-word="false"/>
      <style:text-properties fo:font-size="15pt" officeooo:rsid="001e0be7" officeooo:paragraph-rsid="001e0be7"/>
    </style:style>
    <style:style style:name="P20" style:family="paragraph" style:parent-style-name="Standard">
      <style:paragraph-properties fo:text-align="start" style:justify-single-word="false"/>
      <style:text-properties fo:font-size="15pt" officeooo:rsid="002026cd" officeooo:paragraph-rsid="002026cd"/>
    </style:style>
    <style:style style:name="P21" style:family="paragraph" style:parent-style-name="Standard">
      <style:paragraph-properties fo:text-align="start" style:justify-single-word="false"/>
      <style:text-properties fo:font-size="15pt" officeooo:rsid="002211fb" officeooo:paragraph-rsid="002211fb"/>
    </style:style>
    <style:style style:name="P22" style:family="paragraph" style:parent-style-name="Standard">
      <style:paragraph-properties fo:text-align="start" style:justify-single-word="false"/>
      <style:text-properties fo:font-size="15pt" officeooo:rsid="0023c622" officeooo:paragraph-rsid="0023c622"/>
    </style:style>
    <style:style style:name="P23" style:family="paragraph" style:parent-style-name="Standard">
      <style:paragraph-properties fo:text-align="start" style:justify-single-word="false"/>
      <style:text-properties fo:font-size="15pt" officeooo:rsid="0028573b" officeooo:paragraph-rsid="0028fc7e"/>
    </style:style>
    <style:style style:name="P24" style:family="paragraph" style:parent-style-name="Standard">
      <style:paragraph-properties fo:text-align="start" style:justify-single-word="false"/>
      <style:text-properties fo:font-size="15pt" officeooo:rsid="0028fc7e" officeooo:paragraph-rsid="0029e38a"/>
    </style:style>
    <style:style style:name="P25" style:family="paragraph" style:parent-style-name="Standard">
      <style:paragraph-properties fo:text-align="start" style:justify-single-word="false"/>
      <style:text-properties fo:font-size="15pt" officeooo:rsid="0029e38a" officeooo:paragraph-rsid="0029e38a"/>
    </style:style>
    <style:style style:name="P26" style:family="paragraph" style:parent-style-name="Standard">
      <style:paragraph-properties fo:text-align="start" style:justify-single-word="false"/>
      <style:text-properties fo:font-size="15pt" officeooo:rsid="0029e38a" officeooo:paragraph-rsid="002ad3a3"/>
    </style:style>
    <style:style style:name="P27" style:family="paragraph" style:parent-style-name="Standard">
      <style:paragraph-properties fo:text-align="start" style:justify-single-word="false"/>
      <style:text-properties fo:font-size="15pt" officeooo:rsid="002ad3a3" officeooo:paragraph-rsid="002ad3a3"/>
    </style:style>
    <style:style style:name="P28" style:family="paragraph" style:parent-style-name="Standard">
      <style:paragraph-properties fo:text-align="start" style:justify-single-word="false"/>
      <style:text-properties fo:font-size="15pt" officeooo:rsid="002b319b" officeooo:paragraph-rsid="002b319b"/>
    </style:style>
    <style:style style:name="P29" style:family="paragraph" style:parent-style-name="Standard">
      <style:paragraph-properties fo:text-align="start" style:justify-single-word="false"/>
      <style:text-properties fo:font-size="15pt" officeooo:rsid="002c6fe7" officeooo:paragraph-rsid="002c6fe7"/>
    </style:style>
    <style:style style:name="P30" style:family="paragraph" style:parent-style-name="Standard">
      <style:paragraph-properties fo:text-align="start" style:justify-single-word="false"/>
      <style:text-properties fo:font-size="15pt" officeooo:rsid="002d40c2" officeooo:paragraph-rsid="002d40c2"/>
    </style:style>
    <style:style style:name="P31" style:family="paragraph" style:parent-style-name="Standard">
      <style:paragraph-properties fo:text-align="start" style:justify-single-word="false"/>
      <style:text-properties fo:font-size="15pt" officeooo:rsid="002e1805" officeooo:paragraph-rsid="002e1805"/>
    </style:style>
    <style:style style:name="P32" style:family="paragraph" style:parent-style-name="Standard">
      <style:paragraph-properties fo:text-align="start" style:justify-single-word="false"/>
      <style:text-properties fo:font-size="15pt" officeooo:rsid="002f4a09" officeooo:paragraph-rsid="002f4a09"/>
    </style:style>
    <style:style style:name="P33" style:family="paragraph" style:parent-style-name="Standard">
      <style:paragraph-properties fo:text-align="start" style:justify-single-word="false"/>
      <style:text-properties fo:font-size="15pt" officeooo:rsid="003424af" officeooo:paragraph-rsid="003424af"/>
    </style:style>
    <style:style style:name="P34" style:family="paragraph" style:parent-style-name="Standard">
      <style:paragraph-properties fo:text-align="start" style:justify-single-word="false"/>
      <style:text-properties fo:font-size="15pt" officeooo:rsid="003424af" officeooo:paragraph-rsid="00342faf"/>
    </style:style>
    <style:style style:name="P35" style:family="paragraph" style:parent-style-name="Standard">
      <style:paragraph-properties fo:text-align="start" style:justify-single-word="false"/>
      <style:text-properties fo:font-size="15pt" officeooo:rsid="003424af" officeooo:paragraph-rsid="00371022"/>
    </style:style>
    <style:style style:name="P36" style:family="paragraph" style:parent-style-name="Standard">
      <style:paragraph-properties fo:text-align="start" style:justify-single-word="false"/>
      <style:text-properties fo:font-size="15pt" officeooo:rsid="00371022" officeooo:paragraph-rsid="00371022"/>
    </style:style>
    <style:style style:name="P37" style:family="paragraph" style:parent-style-name="Standard">
      <style:paragraph-properties fo:text-align="start" style:justify-single-word="false" fo:break-before="page"/>
      <style:text-properties fo:font-size="15pt" officeooo:rsid="001788f7" officeooo:paragraph-rsid="002211fb" style:font-size-asian="13.1000003814697pt" style:font-size-complex="15pt"/>
    </style:style>
    <style:style style:name="P38" style:family="paragraph" style:parent-style-name="Standard">
      <style:paragraph-properties fo:text-align="start" style:justify-single-word="false" fo:break-before="page"/>
      <style:text-properties fo:font-size="15pt" officeooo:rsid="002d40c2" officeooo:paragraph-rsid="002d40c2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 fo:break-before="page"/>
      <style:text-properties fo:font-size="15pt" officeooo:rsid="0028fc7e" officeooo:paragraph-rsid="002ad3a3" style:font-size-asian="13.1000003814697pt" style:font-size-complex="15pt"/>
    </style:style>
    <style:style style:name="P40" style:family="paragraph" style:parent-style-name="Standard">
      <style:paragraph-properties fo:text-align="start" style:justify-single-word="false" fo:break-before="page"/>
      <style:text-properties fo:font-size="15pt" officeooo:rsid="0028fc7e" officeooo:paragraph-rsid="0029e38a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 fo:break-before="page"/>
      <style:text-properties fo:font-size="15pt" officeooo:rsid="0025c178" officeooo:paragraph-rsid="0025c178" style:font-size-asian="13.1000003814697pt" style:font-size-complex="15pt"/>
    </style:style>
    <style:style style:name="P42" style:family="paragraph" style:parent-style-name="Standard">
      <style:paragraph-properties fo:text-align="start" style:justify-single-word="false"/>
      <style:text-properties fo:font-size="15pt" officeooo:rsid="0032fe45" officeooo:paragraph-rsid="002f4a09" style:font-size-asian="13.1000003814697pt" style:font-size-complex="15pt"/>
    </style:style>
    <style:style style:name="P43" style:family="paragraph" style:parent-style-name="Standard">
      <style:paragraph-properties fo:text-align="start" style:justify-single-word="false"/>
      <style:text-properties fo:font-size="15pt" officeooo:rsid="003424af" officeooo:paragraph-rsid="003424af" style:font-size-asian="13.1000003814697pt" style:font-size-complex="15pt"/>
    </style:style>
    <style:style style:name="P44" style:family="paragraph" style:parent-style-name="Standard">
      <style:paragraph-properties fo:text-align="start" style:justify-single-word="false"/>
      <style:text-properties fo:font-size="15pt" officeooo:rsid="003424af" officeooo:paragraph-rsid="00342faf" style:font-size-asian="13.1000003814697pt" style:font-size-complex="15pt"/>
    </style:style>
    <style:style style:name="P45" style:family="paragraph" style:parent-style-name="Standard">
      <style:paragraph-properties fo:text-align="start" style:justify-single-word="false"/>
      <style:text-properties fo:font-size="15pt" officeooo:rsid="00360d16" officeooo:paragraph-rsid="00342faf" style:font-size-asian="13.1000003814697pt" style:font-size-complex="15pt"/>
    </style:style>
    <style:style style:name="P46" style:family="paragraph" style:parent-style-name="Standard">
      <style:paragraph-properties fo:text-align="start" style:justify-single-word="false"/>
      <style:text-properties fo:font-size="15pt" officeooo:rsid="00360d16" officeooo:paragraph-rsid="00371022" style:font-size-asian="13.1000003814697pt" style:font-size-complex="15pt"/>
    </style:style>
    <style:style style:name="P47" style:family="paragraph" style:parent-style-name="Standard">
      <style:paragraph-properties fo:text-align="start" style:justify-single-word="false"/>
      <style:text-properties fo:font-size="15pt" officeooo:rsid="0025c178" officeooo:paragraph-rsid="0037f7e0"/>
    </style:style>
    <style:style style:name="T1" style:family="text">
      <style:text-properties officeooo:rsid="001788f7"/>
    </style:style>
    <style:style style:name="T2" style:family="text">
      <style:text-properties officeooo:rsid="00191342"/>
    </style:style>
    <style:style style:name="T3" style:family="text">
      <style:text-properties style:font-size-asian="13.1000003814697pt" style:font-size-complex="15pt"/>
    </style:style>
    <style:style style:name="T4" style:family="text">
      <style:text-properties officeooo:rsid="001d7c4e" style:font-size-asian="13.1000003814697pt" style:font-size-complex="15pt"/>
    </style:style>
    <style:style style:name="T5" style:family="text">
      <style:text-properties officeooo:rsid="001788f7" style:font-size-asian="13.1000003814697pt" style:font-size-complex="15pt"/>
    </style:style>
    <style:style style:name="T6" style:family="text">
      <style:text-properties officeooo:rsid="002026cd" style:font-size-asian="13.1000003814697pt" style:font-size-complex="15pt"/>
    </style:style>
    <style:style style:name="T7" style:family="text">
      <style:text-properties officeooo:rsid="0025c178" style:font-size-asian="13.1000003814697pt" style:font-size-complex="15pt"/>
    </style:style>
    <style:style style:name="T8" style:family="text">
      <style:text-properties officeooo:rsid="0023c622" style:font-size-asian="13.1000003814697pt" style:font-size-complex="15pt"/>
    </style:style>
    <style:style style:name="T9" style:family="text">
      <style:text-properties officeooo:rsid="0028fc7e" style:font-size-asian="13.1000003814697pt" style:font-size-complex="15pt"/>
    </style:style>
    <style:style style:name="T10" style:family="text">
      <style:text-properties officeooo:rsid="0029e38a" style:font-size-asian="13.1000003814697pt" style:font-size-complex="15pt"/>
    </style:style>
    <style:style style:name="T11" style:family="text">
      <style:text-properties officeooo:rsid="002ad3a3" style:font-size-asian="13.1000003814697pt" style:font-size-complex="15pt"/>
    </style:style>
    <style:style style:name="T12" style:family="text">
      <style:text-properties officeooo:rsid="002b319b" style:font-size-asian="13.1000003814697pt" style:font-size-complex="15pt"/>
    </style:style>
    <style:style style:name="T13" style:family="text">
      <style:text-properties officeooo:rsid="002efa68" style:font-size-asian="13.1000003814697pt" style:font-size-complex="15pt"/>
    </style:style>
    <style:style style:name="T14" style:family="text">
      <style:text-properties officeooo:rsid="0032fe45" style:font-size-asian="13.1000003814697pt" style:font-size-complex="15pt"/>
    </style:style>
    <style:style style:name="T15" style:family="text">
      <style:text-properties officeooo:rsid="003424af" style:font-size-asian="13.1000003814697pt" style:font-size-complex="15pt"/>
    </style:style>
    <style:style style:name="T16" style:family="text">
      <style:text-properties officeooo:rsid="00342faf" style:font-size-asian="13.1000003814697pt" style:font-size-complex="15pt"/>
    </style:style>
    <style:style style:name="T17" style:family="text">
      <style:text-properties officeooo:rsid="00360d16" style:font-size-asian="13.1000003814697pt" style:font-size-complex="15pt"/>
    </style:style>
    <style:style style:name="T18" style:family="text">
      <style:text-properties officeooo:rsid="00371022" style:font-size-asian="13.1000003814697pt" style:font-size-complex="15pt"/>
    </style:style>
    <style:style style:name="T19" style:family="text">
      <style:text-properties officeooo:rsid="0037f7e0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</text:p>
      <text:p text:style-name="P2"/>
      <text:p text:style-name="P3">1.create table students (</text:p>
      <text:p text:style-name="P3">name varchar(55),</text:p>
      <text:p text:style-name="P3"><text:span text:style-name="T2">id</text:span> int,</text:p>
      <text:p text:style-name="P8">class int</text:p>
      <text:p text:style-name="P3">);</text:p>
      <text:p text:style-name="P3">---enter</text:p>
      <text:p text:style-name="P3">2.show tables;---enter</text:p>
      <text:p text:style-name="P3">3.desc students;---enter</text:p>
      <text:p text:style-name="P3">4.show columns from students;---enter</text:p>
      <text:p text:style-name="P8">5.drop table students;<text:span text:style-name="T1">---enter</text:span></text:p>
      <text:p text:style-name="P8"/>
      <text:p text:style-name="P9">6.insert into students</text:p>
      <text:p text:style-name="P9">(name,id,class)</text:p>
      <text:p text:style-name="P9">value(‘om’,1,5);<text:span text:style-name="T1">---enter</text:span></text:p>
      <text:p text:style-name="P9"/>
      <text:p text:style-name="P9">7.insert into students</text:p>
      <text:p text:style-name="P9">value(‘prakash’,2,10);<text:span text:style-name="T1">---enter</text:span></text:p>
      <text:p text:style-name="P9"/>
      <text:p text:style-name="P9">8.select * from students <text:span text:style-name="T1">---enter</text:span></text:p>
      <text:p text:style-name="P9"/>
      <text:p text:style-name="P10">9.show warnings;<text:span text:style-name="T1">---enter</text:span></text:p>
      <text:p text:style-name="P10"/>
      <text:p text:style-name="P11">10.create table studentnull(</text:p>
      <text:p text:style-name="P11">id int not null default 0,</text:p>
      <text:p text:style-name="P11">name varchar(55) not null default unnamed</text:p>
      <text:p text:style-name="P18"><text:span text:style-name="T4">);</text:span><text:span text:style-name="T5">---enter</text:span></text:p>
      <text:p text:style-name="P4"/>
      <text:p text:style-name="P19"><text:span text:style-name="T5">1</text:span><text:span text:style-name="T3">1.alter table students add village varchar;</text:span><text:span text:style-name="T5">---enter</text:span></text:p>
      <text:p text:style-name="P5"/>
      <text:p text:style-name="P19"><text:span text:style-name="T5">1</text:span><text:span text:style-name="T3">2.alter table students drop column village;</text:span><text:span text:style-name="T5">---enter</text:span></text:p>
      <text:p text:style-name="P5"/>
      <text:p text:style-name="P20"><text:span text:style-name="T5">1</text:span><text:span text:style-name="T3">3.select *from students where name=om;</text:span><text:span text:style-name="T5">---enter</text:span></text:p>
      <text:p text:style-name="P6"/>
      <text:p text:style-name="P20"><text:span text:style-name="T5">1</text:span><text:span text:style-name="T3">4.</text:span><text:span text:style-name="T5">1</text:span><text:span text:style-name="T3">3.select <text:s/>name, id from students where name=om;</text:span><text:span text:style-name="T5">---enter</text:span></text:p>
      <text:p text:style-name="P6"/>
      <text:p text:style-name="P20"><text:span text:style-name="T5">1</text:span><text:span text:style-name="T3">5.update students set name =”omp” where class=5;</text:span><text:span text:style-name="T5">--enter</text:span></text:p>
      <text:p text:style-name="P6"/>
      <text:p text:style-name="P20"><text:span text:style-name="T5">1</text:span><text:span text:style-name="T3">6.select *from students where name=”omp”;</text:span><text:span text:style-name="T5">--enter</text:span></text:p>
      <text:p text:style-name="P6"/>
      <text:p text:style-name="P21"><text:soft-page-break/><text:span text:style-name="T5">1</text:span><text:span text:style-name="T3">7.delete</text:span><text:span text:style-name="T6"> *from students where name=”omp”;</text:span><text:span text:style-name="T5">--enter</text:span></text:p>
      <text:p text:style-name="P7"/>
      <text:p text:style-name="P22"><text:span text:style-name="T5">1</text:span><text:span text:style-name="T3">8.select distinct name form students;</text:span><text:span text:style-name="T5"> <text:s/></text:span><text:span text:style-name="T3">find only unique value and one column.</text:span></text:p>
      <text:p text:style-name="P12"/>
      <text:p text:style-name="P22"><text:span text:style-name="T3">19.select age from students order by age. Fot a</text:span><text:span text:style-name="T7">sc</text:span><text:span text:style-name="T3">ending order</text:span></text:p>
      <text:p text:style-name="P12"/>
      <text:p text:style-name="P47"><text:span text:style-name="T3">20.</text:span><text:span text:style-name="T8">select age from students order by age </text:span><text:span text:style-name="T3">desc</text:span><text:span text:style-name="T8">. Fo</text:span><text:span text:style-name="T19">r</text:span><text:span text:style-name="T8"> </text:span><text:span text:style-name="T3">desc</text:span><text:span text:style-name="T8">ending order</text:span><text:span text:style-name="T3"> </text:span></text:p>
      <text:p text:style-name="P13"/>
      <text:p text:style-name="P23"><text:span text:style-name="T3">21.</text:span><text:span text:style-name="T8">select age from students order by age </text:span><text:span text:style-name="T3">limit 3</text:span><text:span text:style-name="T8">. Fo</text:span><text:span text:style-name="T19">r</text:span><text:span text:style-name="T8"> a</text:span><text:span text:style-name="T7">sc</text:span><text:span text:style-name="T8">ending order </text:span><text:span text:style-name="T7">desc </text:span><text:span text:style-name="T9">3 data<text:line-break/></text:span></text:p>
      <text:p text:style-name="P14">22.we can check error in sql comand -&gt;show error</text:p>
      <text:p text:style-name="P14"/>
      <text:p text:style-name="P14">23.select name form student where name like “%om%” --&gt;its check name which hava avalible this word these row.</text:p>
      <text:p text:style-name="P14"/>
      <text:p text:style-name="P14">24.select max(age) from student --&gt;its find max value of this table.</text:p>
      <text:p text:style-name="P14"/>
      <text:p text:style-name="P24"><text:span text:style-name="T3">25. select m</text:span><text:span text:style-name="T10">in</text:span><text:span text:style-name="T3">(age) from student --&gt;its find m</text:span><text:span text:style-name="T10">in</text:span><text:span text:style-name="T3"> value of this table.</text:span></text:p>
      <text:p text:style-name="P15"/>
      <text:p text:style-name="P25"><text:span text:style-name="T3">26.</text:span><text:span text:style-name="T9">select </text:span><text:span text:style-name="T3">sum</text:span><text:span text:style-name="T9">(age) from student --&gt;its find </text:span><text:span text:style-name="T3">sum of age </text:span><text:span text:style-name="T9">of this table.</text:span></text:p>
      <text:p text:style-name="P26"><text:span text:style-name="T9"><text:s/></text:span><text:span text:style-name="T11">27.</text:span><text:span text:style-name="T9">select </text:span><text:span text:style-name="T11">conut</text:span><text:span text:style-name="T9">(</text:span><text:span text:style-name="T11">id</text:span><text:span text:style-name="T9">) from student --&gt;its find <text:s/>value of this table.</text:span></text:p>
      <text:p text:style-name="P27"><text:span text:style-name="T9">2</text:span><text:span text:style-name="T3">8.</text:span><text:span text:style-name="T9">select max(age) from student --&gt;its find max value of this table.</text:span></text:p>
      <text:p text:style-name="P27"><text:span text:style-name="T9">2</text:span><text:span text:style-name="T3">9.</text:span><text:span text:style-name="T9">select </text:span><text:span text:style-name="T3">avg</text:span><text:span text:style-name="T9">(age) from student --&gt;its find </text:span><text:span text:style-name="T3">avarage</text:span><text:span text:style-name="T9"> value of this table.</text:span></text:p>
      <text:p text:style-name="P28"><text:span text:style-name="T9">3</text:span><text:span text:style-name="T3">0.select * from student where age between 22 and 25 -&gt;between oprator</text:span></text:p>
      <text:p text:style-name="P16">31.select * from student where age &gt;= 22 &amp;&amp; age&lt;25 -&gt;between oprator</text:p>
      <text:p text:style-name="P29"><text:span text:style-name="T3">32.</text:span><text:span text:style-name="T12">select * from student where age </text:span><text:span text:style-name="T3">not </text:span><text:span text:style-name="T12">between 22 and 25 -&gt;between oprator</text:span></text:p>
      <text:p text:style-name="P30"><text:span text:style-name="T12">3</text:span><text:span text:style-name="T3">3.</text:span><text:span text:style-name="T12">select * from student where </text:span><text:span text:style-name="T3">name=”omprakash” or</text:span><text:span text:style-name="T12"> </text:span><text:span text:style-name="T3">name=”op” -&gt;filter</text:span></text:p>
      <text:p text:style-name="P30"><text:span text:style-name="T3">34.</text:span><text:span text:style-name="T12">select * from student where </text:span><text:span text:style-name="T3">name in (“omprakash”,”op”)</text:span><text:span text:style-name="T12"> -&gt;</text:span><text:span text:style-name="T3">its work likes oprater.</text:span></text:p>
      <text:p text:style-name="P17">35.select concat(name,” “,class) as detailas -&gt;add name and class value as return details name.</text:p>
      <text:p text:style-name="P31"><text:span text:style-name="T3">36.</text:span><text:span text:style-name="T13">select reverse(“name”) as reverse --&gt;return reverse value</text:span></text:p>
      <text:p text:style-name="P32"><text:span text:style-name="T13">3</text:span><text:span text:style-name="T3">7. </text:span><text:span text:style-name="T13">select </text:span><text:span text:style-name="T3">cha</text:span><text:span text:style-name="T13">r_</text:span><text:span text:style-name="T3">length </text:span><text:span text:style-name="T13">everse(“name”) ;-&gt;</text:span><text:span text:style-name="T3">get length</text:span></text:p>
      <text:p text:style-name="P32"><text:span text:style-name="T3">//</text:span><text:span text:style-name="T14">customers and oreder both are table in a database.</text:span></text:p>
      <text:p text:style-name="P42"/>
      <text:p text:style-name="P32"><text:span text:style-name="T14">//</text:span><text:span text:style-name="T15">inner join -innerjoin find simillar id in both of table.</text:span></text:p>
      <text:p text:style-name="P33"><text:span text:style-name="T14">3</text:span><text:span text:style-name="T3">8.select * from customers ,orders where customers.id=order.id</text:span></text:p>
      <text:p text:style-name="P43">38.select * from customers innerjoin orders on customers.id=order.id</text:p>
      <text:p text:style-name="P43"/>
      <text:p text:style-name="P44">39.select cname,createdat,amount from customers join orders on</text:p>
      <text:p text:style-name="P44"><text:s/>customers.id=orders.id </text:p>
      <text:p text:style-name="P34"><text:soft-page-break/><text:span text:style-name="T16">40.ambiguous mean that particular table key are avilabel both table that time if i <text:s/>am searching that particular table key that time <text:s/>through ambiguous.</text:span><text:span text:style-name="T3"> </text:span></text:p>
      <text:p text:style-name="P44"/>
      <text:p text:style-name="P34"><text:span text:style-name="T3">//</text:span><text:span text:style-name="T17">left join </text:span></text:p>
      <text:p text:style-name="P45">--it mean left data avilable as well as comman data also avilable..<text:line-break/>41.select * from customer left join ordres on customers.id=orders.id</text:p>
      <text:p text:style-name="P45"/>
      <text:p text:style-name="P35"><text:span text:style-name="T3">//</text:span><text:span text:style-name="T18">right</text:span><text:span text:style-name="T17"> join </text:span></text:p>
      <text:p text:style-name="P35"><text:span text:style-name="T17">--it mean </text:span><text:span text:style-name="T18">right</text:span><text:span text:style-name="T17"> data avilable as well as comman data also avilable..</text:span></text:p>
      <text:p text:style-name="P36"><text:span text:style-name="T17">4</text:span><text:span text:style-name="T3">2.</text:span><text:span text:style-name="T17">select * from customer </text:span><text:span text:style-name="T3">right</text:span><text:span text:style-name="T17"> join ordres on customers.id=orders.id</text:span></text:p>
      <text:p text:style-name="P46"/>
      <text:p text:style-name="P38"/>
      <text:p text:style-name="P39"/>
      <text:p text:style-name="P39"/>
      <text:p text:style-name="P40"/>
      <text:p text:style-name="P41"/>
      <text:p text:style-name="P13"/>
      <text:p text:style-name="P12"/>
      <text:p text:style-name="P12"/>
      <text:p text:style-name="P3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2:44:57.101969768</meta:creation-date>
    <dc:date>2022-09-28T11:19:54.163425631</dc:date>
    <meta:editing-duration>PT6H49M17S</meta:editing-duration>
    <meta:editing-cycles>16</meta:editing-cycles>
    <meta:generator>LibreOffice/7.1.7.2$Linux_X86_64 LibreOffice_project/10$Build-2</meta:generator>
    <meta:document-statistic meta:table-count="0" meta:image-count="0" meta:object-count="0" meta:page-count="9" meta:paragraph-count="61" meta:word-count="463" meta:character-count="3031" meta:non-whitespace-character-count="2643"/>
  </office:meta>
</office:document-meta>
</file>